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8F00006D6B000052092D67031F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fill-color="#ffff99" draw:textarea-horizontal-align="left" draw:textarea-vertical-align="top" draw:auto-grow-height="false" fo:padding-left="0.0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7cm" svg:height="1.4cm" svg:x="17.8cm" svg:y="6.2cm">
          <text:p text:style-name="P1"><text:span text:style-name="T1">CommitTransactionInd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cm" svg:height="1.4cm" svg:x="3.6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6cm" svg:y1="6.9cm" svg:x2="17.8cm" svg:y2="6.9cm" draw:start-shape="id1" draw:start-glue-point="1" draw:end-shape="id2" draw:end-glue-point="3" svg:d="m10600 6900h7200">
          <text:p text:style-name="P2"><text:span text:style-name="T2">send</text:span></text:p>
        </draw:connector>
        <draw:frame draw:style-name="gr3" draw:text-style-name="P3" draw:layer="layout" svg:width="11.2cm" svg:height="0.983cm" svg:x="1.6cm" svg:y="0.8cm">
          <draw:text-box>
            <text:p text:style-name="P3"><text:span text:style-name="T3">Scenario - Commit</text:span></text:p>
          </draw:text-box>
        </draw:frame>
        <draw:custom-shape draw:style-name="gr1" draw:text-style-name="P1" xml:id="id3" draw:id="id3" draw:layer="layout" svg:width="7cm" svg:height="1.4cm" svg:x="17.8cm" svg:y="9.2cm">
          <text:p text:style-name="P1">TransactionCommitContex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cm" svg:height="1.4cm" svg:x="3.7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3cm" svg:y1="7.6cm" svg:x2="21.3cm" svg:y2="9.2cm" draw:start-shape="id2" draw:start-glue-point="2" draw:end-shape="id3" draw:end-glue-point="0" svg:d="m21300 7600v1600">
          <text:p text:style-name="P2"><text:span text:style-name="T2">indicating</text:span></text:p>
        </draw:connector>
        <draw:custom-shape draw:style-name="gr1" draw:text-style-name="P1" xml:id="id4" draw:id="id4" draw:layer="layout" svg:width="7cm" svg:height="1.4cm" svg:x="17.8cm" svg:y="12.4cm">
          <text:p text:style-name="P1">StoreAccesso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3cm" svg:y1="10.6cm" svg:x2="21.3cm" svg:y2="12.4cm" draw:start-shape="id3" draw:start-glue-point="2" draw:end-shape="id4" draw:end-glue-point="0" svg:d="m21300 10600v1800">
          <text:p text:style-name="P2"><text:span text:style-name="T2">preWrite</text:span></text:p>
        </draw:connector>
        <draw:g xml:id="id5" draw:id="id5">
          <draw:custom-shape draw:style-name="gr4" draw:text-style-name="P4" draw:layer="layout" svg:width="7cm" svg:height="5.8cm" svg:x="3.7cm" svg:y="9.2cm">
            <text:p text:style-name="P4">CDOTransaction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1" draw:layer="layout" svg:width="4.6cm" svg:height="3.6cm" svg:x="4.9cm" svg:y="10.8cm">
              <text:p text:style-name="P1"><text:span text:style-name="T1">CDOResource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2.8cm" svg:height="1.2cm" svg:x="5.5cm" svg:y="12.2cm">
              <text:p text:style-name="P2"><text:span text:style-name="T2">CDOObjec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2" draw:text-style-name="P4" draw:layer="layout" svg:x1="7.2cm" svg:y1="9.2cm" svg:x2="7.2cm" svg:y2="7.6cm" draw:start-shape="id5" draw:start-glue-point="0" draw:end-shape="id6" draw:end-glue-point="2" svg:d="m7200 9200v-1600">
          <text:p text:style-name="P4">commit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2000008F00006D6B000052092D67031F.wmf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0T10:49:48.19</meta:creation-date>
    <meta:generator>LibreOffice/3.6$Windows_x86 LibreOffice_project/932b512-69e3009-7a10e5c-fc86223-a55908</meta:generator>
    <dc:date>2012-08-10T13:21:07.66</dc:date>
    <meta:editing-duration>PT1H4M21S</meta:editing-duration>
    <meta:editing-cycles>11</meta:editing-cycles>
    <meta:document-statistic meta:object-count="38"/>
  </office:meta>
</office:document-meta>
</file>